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BC Basic Link Fi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GU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</text:p>
          </table:table-cell>
          <table:table-cell office:value-type="string" calcext:value-type="string">
            <text:p>Pico W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Pico W</text:p>
          </table:table-cell>
        </table:table-row>
        <table:table-row table:style-name="ro1">
          <table:table-cell office:value-type="string" calcext:value-type="string">
            <text:p>RAM Base Address</text:p>
          </table:table-cell>
          <table:table-cell table:number-columns-repeated="4" office:value-type="string" calcext:value-type="string">
            <text:p>0x20000000</text:p>
          </table:table-cell>
        </table:table-row>
        <table:table-row table:style-name="ro1">
          <table:table-cell office:value-type="string" calcext:value-type="string">
            <text:p>RAM Size (kB)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AM Top Address</text:p>
          </table:table-cell>
          <table:table-cell table:formula="of:=COM.MICROSOFT.CONCAT(&quot;0x&quot;;DEC2HEX(HEX2DEC(MID([.B5];3;10))+1024*[.B6]))" office:value-type="string" office:string-value="0x20006000" calcext:value-type="string">
            <text:p>0x20006000</text:p>
          </table:table-cell>
          <table:table-cell table:formula="of:=COM.MICROSOFT.CONCAT(&quot;0x&quot;;DEC2HEX(HEX2DEC(MID([.C5];3;10))+1024*[.C6]))" office:value-type="string" office:string-value="0x20012000" calcext:value-type="string">
            <text:p>0x20012000</text:p>
          </table:table-cell>
          <table:table-cell table:formula="of:=COM.MICROSOFT.CONCAT(&quot;0x&quot;;DEC2HEX(HEX2DEC(MID([.D5];3;10))+1024*[.D6]))" office:value-type="string" office:string-value="0x20016000" calcext:value-type="string">
            <text:p>0x20016000</text:p>
          </table:table-cell>
          <table:table-cell table:formula="of:=COM.MICROSOFT.CONCAT(&quot;0x&quot;;DEC2HEX(HEX2DEC(MID([.E5];3;10))+1024*[.E6]))" office:value-type="string" office:string-value="0x20020000" calcext:value-type="string">
            <text:p>0x20020000</text:p>
          </table:table-cell>
        </table:table-row>
        <table:table-row table:style-name="ro1">
          <table:table-cell office:value-type="string" calcext:value-type="string">
            <text:p>Scratch Y Base Address</text:p>
          </table:table-cell>
          <table:table-cell table:formula="of:=[.B7]" office:value-type="string" office:string-value="0x20006000" calcext:value-type="string">
            <text:p>0x20006000</text:p>
          </table:table-cell>
          <table:table-cell table:formula="of:=[.C7]" office:value-type="string" office:string-value="0x20012000" calcext:value-type="string">
            <text:p>0x20012000</text:p>
          </table:table-cell>
          <table:table-cell table:formula="of:=[.D7]" office:value-type="string" office:string-value="0x20016000" calcext:value-type="string">
            <text:p>0x20016000</text:p>
          </table:table-cell>
          <table:table-cell table:formula="of:=[.E7]" office:value-type="string" office:string-value="0x20020000" calcext:value-type="string">
            <text:p>0x20020000</text:p>
          </table:table-cell>
        </table:table-row>
        <table:table-row table:style-name="ro1">
          <table:table-cell office:value-type="string" calcext:value-type="string">
            <text:p>Scratch Y Size (kB)</text:p>
          </table:table-cell>
          <table:table-cell office:value-type="float" office:value="238" calcext:value-type="float">
            <text:p>238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cratch Y Top Address</text:p>
          </table:table-cell>
          <table:table-cell table:formula="of:=COM.MICROSOFT.CONCAT(&quot;0x&quot;;DEC2HEX(HEX2DEC(MID([.B8];3;10))+1024*[.B9]))" office:value-type="string" office:string-value="0x20041800" calcext:value-type="string">
            <text:p>0x20041800</text:p>
          </table:table-cell>
          <table:table-cell table:formula="of:=COM.MICROSOFT.CONCAT(&quot;0x&quot;;DEC2HEX(HEX2DEC(MID([.C8];3;10))+1024*[.C9]))" office:value-type="string" office:string-value="0x20041800" calcext:value-type="string">
            <text:p>0x20041800</text:p>
          </table:table-cell>
          <table:table-cell table:formula="of:=COM.MICROSOFT.CONCAT(&quot;0x&quot;;DEC2HEX(HEX2DEC(MID([.D8];3;10))+1024*[.D9]))" office:value-type="string" office:string-value="0x20041800" calcext:value-type="string">
            <text:p>0x20041800</text:p>
          </table:table-cell>
          <table:table-cell table:formula="of:=COM.MICROSOFT.CONCAT(&quot;0x&quot;;DEC2HEX(HEX2DEC(MID([.E8];3;10))+1024*[.E9]))" office:value-type="string" office:string-value="0x20041800" calcext:value-type="string">
            <text:p>0x20041800</text:p>
          </table:table-cell>
        </table:table-row>
        <table:table-row table:style-name="ro1">
          <table:table-cell office:value-type="string" calcext:value-type="string">
            <text:p>Scratch X Base Address</text:p>
          </table:table-cell>
          <table:table-cell table:formula="of:=[.B10]" office:value-type="string" office:string-value="0x20041800" calcext:value-type="string">
            <text:p>0x20041800</text:p>
          </table:table-cell>
          <table:table-cell table:formula="of:=[.C10]" office:value-type="string" office:string-value="0x20041800" calcext:value-type="string">
            <text:p>0x20041800</text:p>
          </table:table-cell>
          <table:table-cell table:formula="of:=[.D10]" office:value-type="string" office:string-value="0x20041800" calcext:value-type="string">
            <text:p>0x20041800</text:p>
          </table:table-cell>
          <table:table-cell table:formula="of:=[.E10]" office:value-type="string" office:string-value="0x20041800" calcext:value-type="string">
            <text:p>0x20041800</text:p>
          </table:table-cell>
        </table:table-row>
        <table:table-row table:style-name="ro1">
          <table:table-cell office:value-type="string" calcext:value-type="string">
            <text:p>Scratch X Size (kB)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atch X Top Address</text:p>
          </table:table-cell>
          <table:table-cell table:formula="of:=COM.MICROSOFT.CONCAT(&quot;0x&quot;;DEC2HEX(HEX2DEC(MID([.B11];3;10))+1024*[.B12]))" office:value-type="string" office:string-value="0x20042000" calcext:value-type="string">
            <text:p>0x20042000</text:p>
          </table:table-cell>
          <table:table-cell table:formula="of:=COM.MICROSOFT.CONCAT(&quot;0x&quot;;DEC2HEX(HEX2DEC(MID([.C11];3;10))+1024*[.C12]))" office:value-type="string" office:string-value="0x20042000" calcext:value-type="string">
            <text:p>0x20042000</text:p>
          </table:table-cell>
          <table:table-cell table:formula="of:=COM.MICROSOFT.CONCAT(&quot;0x&quot;;DEC2HEX(HEX2DEC(MID([.D11];3;10))+1024*[.D12]))" office:value-type="string" office:string-value="0x20042000" calcext:value-type="string">
            <text:p>0x20042000</text:p>
          </table:table-cell>
          <table:table-cell table:formula="of:=COM.MICROSOFT.CONCAT(&quot;0x&quot;;DEC2HEX(HEX2DEC(MID([.E11];3;10))+1024*[.E12]))" office:value-type="string" office:string-value="0x20042000" calcext:value-type="string">
            <text:p>0x2004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38:46.617929267</meta:creation-date>
    <dc:date>2023-03-08T22:14:19.564411509</dc:date>
    <meta:editing-duration>PT14M2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